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>
        <style:tab-stops>
          <style:tab-stop style:position="0.3673in"/>
        </style:tab-stops>
      </style:paragraph-properties>
    </style:style>
    <style:style style:name="P4" style:family="paragraph" style:parent-style-name="Standard">
      <style:paragraph-properties style:text-autospace="none">
        <style:tab-stops>
          <style:tab-stop style:position="0.3673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3" style:family="text">
      <style:text-properties fo:color="#3f6e74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fo:color="#2e0d6e" style:font-name="Menlo-Regular" fo:font-size="11pt" style:font-name-asian="Menlo-Regular" style:font-size-asian="11pt" style:font-name-complex="Menlo-Regular" style:font-size-complex="11pt"/>
    </style:style>
    <style:style style:name="T5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6" style:family="text">
      <style:text-properties fo:color="#5c2699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ge</text:p>
      <text:p text:style-name="P2">Copy <text:s/>from Main.storyboard controller rhOnboardingViewController and paste in youth storyboard <text:s/>Outlets и Actions must be not broken, if no reestablish them.</text:p>
      <text:p text:style-name="P5">In required controller add after #import :</text:p>
      <text:p text:style-name="P2"><text:span text:style-name="T1">@class</text:span><text:span text:style-name="T2"> </text:span><text:span text:style-name="T3">rhOnboardingViewController</text:span><text:span text:style-name="T2">;</text:span></text:p>
      <text:p text:style-name="P6">Add property:</text:p>
      <text:p text:style-name="P2"><text:span text:style-name="T1">@property</text:span><text:span text:style-name="T2"> (</text:span><text:span text:style-name="T1">strong</text:span><text:span text:style-name="T2">, </text:span><text:span text:style-name="T1">nonatomic</text:span><text:span text:style-name="T2">) </text:span><text:span text:style-name="T3">rhOnboardingViewController</text:span><text:span text:style-name="T2"> *onboardingViewController;</text:span></text:p>
      <text:p text:style-name="P6"><text:s/>in ViewDidLoad: </text:p>
      <text:p text:style-name="P2"><text:span text:style-name="T2"><text:s/></text:span><text:span text:style-name="T1">if</text:span><text:span text:style-name="T2">([[defs </text:span><text:span text:style-name="T4">valueForKey</text:span><text:span text:style-name="T2">:</text:span><text:span text:style-name="T5">@"firstRun"</text:span><text:span text:style-name="T2">] </text:span><text:span text:style-name="T4">isEqualToString</text:span><text:span text:style-name="T2">:</text:span><text:span text:style-name="T5">@"firstRun"</text:span><text:span text:style-name="T2">]){</text:span></text:p>
      <text:p text:style-name="P3"><text:span text:style-name="T2"><text:s text:c="4"/></text:span><text:span text:style-name="T3">_onboardingViewController</text:span><text:span text:style-name="T2"> = [[</text:span><text:span text:style-name="T1">self</text:span><text:span text:style-name="T2"> </text:span><text:span text:style-name="T4">storyboard</text:span><text:span text:style-name="T2">] </text:span><text:span text:style-name="T4">instantiateViewControllerWithIdentifier</text:span><text:span text:style-name="T2">:</text:span><text:span text:style-name="T5">@"rhOnboardingViewController"</text:span><text:span text:style-name="T2">];</text:span></text:p>
      <text:p text:style-name="P4"><text:s text:c="4"/></text:p>
      <text:p text:style-name="P3"><text:span text:style-name="T2"><text:s text:c="4"/>[</text:span><text:span text:style-name="T1">self</text:span><text:span text:style-name="T2">.</text:span><text:span text:style-name="T6">view</text:span><text:span text:style-name="T2"> </text:span><text:span text:style-name="T4">addSubview</text:span><text:span text:style-name="T2">:</text:span><text:span text:style-name="T3">_onboardingViewController</text:span><text:span text:style-name="T2">.</text:span><text:span text:style-name="T6">view</text:span><text:span text:style-name="T2">];</text:span></text:p>
      <text:p text:style-name="P4"><text:s text:c="4"/></text:p>
      <text:p text:style-name="P3"><text:span text:style-name="T2"><text:s text:c="4"/></text:span><text:span text:style-name="T6">CGRect</text:span><text:span text:style-name="T2"> frame = </text:span><text:span text:style-name="T1">self</text:span><text:span text:style-name="T2">.</text:span><text:span text:style-name="T6">view</text:span><text:span text:style-name="T2">.</text:span><text:span text:style-name="T6">bounds</text:span><text:span text:style-name="T2">;</text:span></text:p>
      <text:p text:style-name="P4"><text:s text:c="4"/></text:p>
      <text:p text:style-name="P3"><text:span text:style-name="T2"><text:s text:c="4"/></text:span><text:span text:style-name="T3">_onboardingViewController</text:span><text:span text:style-name="T2">.</text:span><text:span text:style-name="T6">view</text:span><text:span text:style-name="T2">.</text:span><text:span text:style-name="T6">frame</text:span><text:span text:style-name="T2"> = </text:span><text:span text:style-name="T4">CGRectMake</text:span><text:span text:style-name="T2">(frame.</text:span><text:span text:style-name="T6">origin</text:span><text:span text:style-name="T2">.</text:span><text:span text:style-name="T6">x</text:span><text:span text:style-name="T2">, frame.</text:span><text:span text:style-name="T6">size</text:span><text:span text:style-name="T2">.</text:span><text:span text:style-name="T6">height</text:span><text:span text:style-name="T2">, frame.</text:span><text:span text:style-name="T6">size</text:span><text:span text:style-name="T2">.</text:span><text:span text:style-name="T6">width</text:span><text:span text:style-name="T2">, frame.</text:span><text:span text:style-name="T6">size</text:span><text:span text:style-name="T2">.</text:span><text:span text:style-name="T6">height</text:span><text:span text:style-name="T2">);</text:span></text:p>
      <text:p text:style-name="P4"><text:s text:c="4"/></text:p>
      <text:p text:style-name="P3"><text:span text:style-name="T2"><text:s text:c="4"/>[</text:span><text:span text:style-name="T6">UIView</text:span><text:span text:style-name="T2"> </text:span><text:span text:style-name="T4">animateWithDuration</text:span><text:span text:style-name="T2">:</text:span><text:span text:style-name="T7">0.5</text:span><text:span text:style-name="T2"> </text:span><text:span text:style-name="T4">animations</text:span><text:span text:style-name="T2">:^{</text:span></text:p>
      <text:p text:style-name="P3"><text:span text:style-name="T2"><text:s text:c="8"/></text:span><text:span text:style-name="T3">_onboardingViewController</text:span><text:span text:style-name="T2">.</text:span><text:span text:style-name="T6">view</text:span><text:span text:style-name="T2">.</text:span><text:span text:style-name="T6">frame</text:span><text:span text:style-name="T2"> = frame;</text:span></text:p>
      <text:p text:style-name="P4"><text:s text:c="4"/>}];</text:p>
      <text:p text:style-name="P3"><text:span text:style-name="T2"><text:s text:c="8"/>[defs </text:span><text:span text:style-name="T4">setValue</text:span><text:span text:style-name="T2">:</text:span><text:span text:style-name="T5">@"firstRun"</text:span><text:span text:style-name="T2"> </text:span><text:span text:style-name="T4">forKey</text:span><text:span text:style-name="T2">:</text:span><text:span text:style-name="T5">@"firstRun"</text:span><text:span text:style-name="T2">];</text:span></text:p>
      <text:p text:style-name="P3"><text:span text:style-name="T2"><text:s text:c="8"/>[defs </text:span><text:span text:style-name="T4">synchronize</text:span><text:span text:style-name="T2">];</text:span></text:p>
      <text:p text:style-name="P4"><text:s text:c="8"/></text:p>
      <text:p text:style-name="P7"><text:s text:c="4"/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ytro Dvurechenskyi</meta:initial-creator>
    <meta:creation-date>2015-06-16T10:42:09</meta:creation-date>
    <dc:date>2015-06-16T11:04:07</dc:date>
    <dc:creator>Dmytro Dvurechenskyi</dc:creator>
    <meta:editing-duration>PT10M52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3" meta:word-count="73" meta:character-count="979"/>
  </office:meta>
</office:document-meta>
</file>